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1.0pt"/>
    </style:style>
    <style:style style:name="P2" style:family="paragraph" style:parent-style-name="Standard">
      <style:text-properties style:font-name="Times" fo:font-size="11.0pt"/>
    </style:style>
    <style:style style:name="P3" style:family="paragraph" style:parent-style-name="Standard">
      <style:text-properties style:font-name="Times" fo:font-size="14.0pt"/>
    </style:style>
    <style:style style:name="P4" style:family="paragraph" style:parent-style-name="Standard">
      <style:paragraph-properties>
        <style:tab-stops>
          <style:tab-stop style:position="1.4354in"/>
        </style:tab-stops>
      </style:paragraph-properties>
      <style:text-properties style:font-name="Times" fo:font-size="14.0pt"/>
    </style:style>
    <style:style style:name="P5" style:family="paragraph" style:parent-style-name="Standard">
      <style:paragraph-properties fo:margin-bottom="0.1965in"/>
      <style:text-properties style:font-name="Times" fo:font-size="14.0pt"/>
    </style:style>
    <style:style style:name="P6" style:family="paragraph" style:parent-style-name="Standard">
      <style:paragraph-properties fo:margin-bottom="0.0972in" fo:line-height="115%"/>
      <style:text-properties style:font-name="Times" fo:font-size="14.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text:span text:style-name="T1">Scénario A : Organisation d’un évènement</text:span></text:p>
      <text:p text:style-name="P1"><text:span text:style-name="T2">Réunion 1 : Reporting</text:span></text:p>
      <text:p text:style-name="P1"/>
      <text:p text:style-name="P2"><text:span text:style-name="T1">Objectif de la réunion</text:span><text:span text:style-name="T3"> (~une phrase)</text:span><text:s/>: </text:p>
      <text:p text:style-name="P3">L’objectif de la réunion est de discuter de plusieurs sujets, par exemple les réseaux sociaux, Amazon, l’IA et la transition numérique. Les intervenants appartiennent à une association pour le changement social. Chaque intervenant fait un reporting sur un seul sujet. Ensuite, ils discutent et débattent de ces sujets.</text:p>
      <text:p text:style-name="P3"/>
      <text:p text:style-name="P3"><text:span text:style-name="T1">Ordre du jour</text:span><text:span text:style-name="T3"><text:s/>:</text:span><text:s/>1. Réseaux sociaux, 2. IA, 3. La transition numérique, 4. Amazon</text:p>
      <text:p text:style-name="P3"/>
      <text:p text:style-name="P3"><text:span text:style-name="T1">Résumé</text:span><text:span text:style-name="T3"><text:s/></text:span><text:s/>:</text:p>
      <text:p text:style-name="P3">Les participants commencent par se présenter, ils mentionnent le sujet qu’il présenteront et leur rôle dans la réunion. </text:p>
      <text:p text:style-name="P4">Nelly parle des réseaux sociaux, elle mentionne que plusieurs influenceurs sont interessés par l’association, ils ont donc été contacte pour faire la promo de l’asso. Les influenceurs sont présent sur divers réseaux sociaux et ont un fort impact sur public jeune. Bastien fait un reporting sur les Intelligences Artificielles. Elles permettent d’optimiser beaucoup de processus notamment les publicités sur internet, les jeux vidéos ou les véhicules autonomes. Mais elles ne sont pas encore complètement autonomes. La question étant s’il faut leur donner cette autonomie complète, au risque de créer des machines potentiellement dangereuses. <text:s/>Jean-Marc parle de la transition numérique et de son importance pour les personnes âgées, qui sont une population importante pour l’association. Il faut former ces personnes à l’utilisation d’Internet pour pouvoir accéder aux services offerts par l’association. <text:s/>Cela permettra à l’association de se développer. Véronique parle d’Amazon en mentionnant qu’il sera aussi possible d’utiliser Amazon pour vendre les produits et services proposés par l’association. Cependant, cette utilisation massive d’Amazon et des livraisons rapide est très polluante car non optimisée. Elle propose d’utiliser les réseaux pour inciter les gens à moins utiliser Amazon. Un débat se met ensuite en place entre les membres de l’association.</text:p>
      <text:p text:style-name="P3"/>
      <text:p text:style-name="P3"><text:span text:style-name="T1">Idées principales par thème</text:span><text:span text:style-name="T3"><text:s/>(~8-12 phrases par item)</text:span><text:s/>:</text:p>
      <text:p text:style-name="P3"/>
      <text:p text:style-name="P5">1. Nelly parle des réseaux sociaux : Plusieurs influenceurs sont intéressés par l’association, ils ont été contacté pour faire la promotion de l’association et de ses activités. Ces influenceurs sont présent sur plusieurs réseaux sociaux comme Instagram, Tik Tok , Snapchat et Facebook permettront de mieux toucher le publique jeune, un publique clef pour l’évolution de l’association. Les réseaux sociaux peuvent aussi êtres utilisés pour influencer les gens de moins consommer ou de consommer de manière plus optimisée de manière à ne pas choisir la livraison en 1 jour, donc faire que les camions ne partent plus vides et améliorer l’impact écologique. Les Réseaux sociaux peuvent être utilisés pour mieux comprendre le nombre de personnes qui retournent leurs colis et pour quels motifs. Les réseaux sociaux pourraient être utilisés pour comprendre les types de commandes que les gens font et l’impact que ça a sur l’environnement.</text:p>
      <text:p text:style-name="P3"/>
      <text:p text:style-name="P5">2. L’IA: Bastien fait un reporting sur l’IA . Il explique que les IA sont maintenant partout : sur internet pour générer automatiquement des publicité mais aussi dans les jeux vidéos, les véhicules autonomes etc. Ces IA permettront de générer du traffic et de l’intérêt, sur toutes les machines autour de nous. Cependant, les IA ne sont pas encore totalement au point pour achever tous ces objectifs. Bastien pose la question sur l’autonomie qui doit être accordée à ces intelligences artificielle. En faisant cela, on prendrait le risque de donner trop de pouvoir à des machines sans intervention humaine. Il donne l’exemple d’un drone armé qui aurait pouvoir de vie ou de mort sur un être humain. <text:s/>Pour lui, ce sont des débats important qui doivent êtres étudiées par tous les acteurs de la société : militaires, citoyens, politiques. </text:p>
      <text:p text:style-name="P5">3. La transition numérique: Jean-Marc fait un reporting sur <text:s/>la transition numérique. Il mentionne que l’association travaille principalement avec des personnes âgées, qui représente 40% de la population a plus de 60 ans en France. C’est un marché prometteur mais cette population a des difficulté avec internet, il faut leur donner les moyens d’utiliser ces outils et d’acheter les produits de l’association sur internet. Il faut donc leur apprendre à utiliser internet. Il sera tout de même difficile de les convaincre d’utiliser les réseaux sociaux cas elles font un blocage sur ces sujets.</text:p>
      <text:p text:style-name="P5">4. Amazon :Véronique parle d’Amazon est très utilisé par les gens pour se faire livrer des colis, cela fait qu’il y a énormément de camions quasi-vides sur les routes qui font des livraisons tout le temps. Ces modes de livraison de sont pas bien pour l’environnement. Il faudrait trouver un moyen pour inciter les gens à moins consommer sur Amazon. Cependant, un partenariat avec Amazon serait très bénéfique pour l’association pour améliorer son développement. Un débat se met en place sir ce sujet, un premier argument étant que un livraison Amazon est moins polluante qu’un individu se déplaçant en voiture pour aller chercher son colis. Un second argument dit que le problème n’est pas dans la livraison elle meme mais dans la surconsommation qui y est liée ainsi que les retours nombreux. <text:s/>Il y a aussi une question d’optimisation des livraison, car les livraisons en 24h provoquent beaucoup de pollution et de gaspillage. Il faudrait donc convaincre les utilisateur de ne plus demander ce mode de livraison.</text:p>
      <text:p text:style-name="P5"/>
      <text:p text:style-name="P6"><text:span text:style-name="T1">Résumé à haute voix</text:span><text:s/>: fait par un participant de la réunion et transcrit avec LinS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office:meta>
</office:document-meta>
</file>